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loa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.generat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.createConstantMethodBinding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getValueBinding( String valu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.renderPassthruAttributes( FacesContext 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til.renderBooleanPassthruAttributes( FacesContext 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til.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